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20mm" style:rel-column-width="7129*"/>
    </style:style>
    <style:style style:name="Таблица1.B" style:family="table-column">
      <style:table-column-properties style:column-width="110mm" style:rel-column-width="39205*"/>
    </style:style>
    <style:style style:name="Таблица1.C" style:family="table-column">
      <style:table-column-properties style:column-width="10mm" style:rel-column-width="3564*"/>
    </style:style>
    <style:style style:name="Таблица1.D" style:family="table-column">
      <style:table-column-properties style:column-width="43.87mm" style:rel-column-width="15637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8.01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33" style:family="table-cell">
      <style:table-cell-properties style:vertical-align="middle" fo:padding="0mm" fo:border="none"/>
    </style:style>
    <style:style style:name="Таблица1.B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1.C33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110mm" style:rel-column-width="39205*"/>
    </style:style>
    <style:style style:name="Таблица2.G" style:family="table-column">
      <style:table-column-properties style:column-width="8.89mm" style:rel-column-width="3166*"/>
    </style:style>
    <style:style style:name="Таблица2.1" style:family="table-row">
      <style:table-row-properties style:row-height="4.9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2" style:family="table-row">
      <style:table-row-properties style:row-height="1.99mm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3" style:family="table-row">
      <style:table-row-properties style:row-height="2.89mm"/>
    </style:style>
    <style:style style:name="Таблица2.A4" style:family="table-cell">
      <style:table-cell-properties style:vertical-align="middle" fo:padding="0mm" fo:border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P2" style:family="paragraph" style:parent-style-name="Table_20_Contents">
      <style:paragraph-properties fo:line-height="4.99mm" fo:text-align="center" style:justify-single-word="false"/>
      <style:text-properties style:font-name="OpenGost Type B TT" fo:font-size="15pt" fo:font-style="normal" officeooo:rsid="002dfa3f" officeooo:paragraph-rsid="002dfa3f" style:font-size-asian="15pt" style:font-style-asian="normal" style:font-size-complex="15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OpenGost Type B TT" fo:font-style="normal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" fo:font-style="normal" officeooo:rsid="002a93c4" officeooo:paragraph-rsid="002a93c4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14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" fo:font-style="normal" officeooo:rsid="002a93c4" officeooo:paragraph-rsid="002a93c4" style:font-style-asian="normal" style:font-style-complex="normal"/>
    </style:style>
    <style:style style:name="P15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" fo:font-style="normal" officeooo:rsid="002a93c4" officeooo:paragraph-rsid="002a93c4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Врезка5" text:anchor-type="paragraph" svg:x="95mm" svg:width="110mm" svg:height="4.99mm" draw:z-index="0"><draw:text-box><text:p text:style-name="P1">Копировал<text:tab/>Формат А4</text:p></draw:text-box></draw:frame><draw:frame draw:style-name="fr1" draw:name="Врезка1" text:anchor-type="paragraph" svg:x="20mm" svg:y="4.99mm" svg:width="185mm" svg:height="271.99mm" draw:z-index="1"><draw:text-box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row table:style-name="Таблица1.1"><table:table-cell table:style-name="Таблица1.A1" office:value-type="string"><text:p text:style-name="P2">Поз.</text:p><text:p text:style-name="P2">обозначе-</text:p><text:p text:style-name="P2">ние</text:p></table:table-cell><table:table-cell table:style-name="Таблица1.B1" office:value-type="string"><text:p text:style-name="P3">Наименование</text:p></table:table-cell><table:table-cell table:style-name="Таблица1.B1" office:value-type="string"><text:p text:style-name="P4">Кол.</text:p></table:table-cell><table:table-cell table:style-name="Таблица1.B1" office:value-type="string"><text:p text:style-name="P5">Примечание</text:p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2" office:value-type="string"><text:p text:style-name="P6"/></table:table-cell><table:table-cell table:style-name="Таблица1.B2" office:value-type="string"><text:p text:style-name="P7"/></table:table-cell><table:table-cell table:style-name="Таблица1.C2" office:value-type="string"><text:p text:style-name="P6"/></table:table-cell><table:table-cell table:style-name="Таблица1.C2" office:value-type="string"><text:p text:style-name="P6"/></table:table-cell></table:table-row><table:table-row table:style-name="Таблица1.2"><table:table-cell table:style-name="Таблица1.A33" office:value-type="string"><text:p text:style-name="P6"/></table:table-cell><table:table-cell table:style-name="Таблица1.B33" office:value-type="string"><text:p text:style-name="P7"/></table:table-cell><table:table-cell table:style-name="Таблица1.C33" office:value-type="string"><text:p text:style-name="P6"/></table:table-cell><table:table-cell table:style-name="Таблица1.C33" office:value-type="string"><text:p text:style-name="P6"/></table:table-cell></table:table-row></table:table><text:p text:style-name="Frame_20_contents"/></draw:text-box></draw:frame><draw:frame draw:style-name="fr2" draw:name="Врезка4" text:anchor-type="paragraph" svg:x="8.01mm" svg:y="147mm" svg:width="11.99mm" svg:height="144.99mm" draw:z-index="2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1">Подп. дата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1" office:value-type="string"><text:p text:style-name="P11">Инв. № дубл.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1" office:value-type="string"><text:p text:style-name="P11">Взам. инв. №</text:p></table:table-cell><table:table-cell table:style-name="Таблица3.B1" office:value-type="string"><text:p text:style-name="P12"/></table:table-cell></table:table-row><table:table-row table:style-name="Таблица3.4"><table:table-cell table:style-name="Таблица3.A1" office:value-type="string"><text:p text:style-name="P11">Подп. и дата</text:p></table:table-cell><table:table-cell table:style-name="Таблица3.B1" office:value-type="string"><text:p text:style-name="P12"/></table:table-cell></table:table-row><table:table-row table:style-name="Таблица3.2"><table:table-cell table:style-name="Таблица3.A5" office:value-type="string"><text:p text:style-name="P11">Инв. № подл.</text:p></table:table-cell><table:table-cell table:style-name="Таблица3.B5" office:value-type="string"><text:p text:style-name="P12"/></table:table-cell></table:table-row></table:table><text:p text:style-name="Frame_20_contents"/></draw:text-box></draw:frame><draw:frame draw:style-name="fr3" draw:name="Врезка2" text:anchor-type="paragraph" svg:x="20mm" svg:y="277mm" svg:width="185mm" svg:height="14.99mm" draw:z-index="3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/><table:table-row table:style-name="Таблица2.1"><table:table-cell table:style-name="Таблица2.A1" office:value-type="string"><text:p text:style-name="P8"/></table:table-cell><table:table-cell table:style-name="Таблица2.B1" office:value-type="string"><text:p text:style-name="P8"/></table:table-cell><table:table-cell table:style-name="Таблица2.B1" office:value-type="string"><text:p text:style-name="P8"/></table:table-cell><table:table-cell table:style-name="Таблица2.B1" office:value-type="string"><text:p text:style-name="P8"/></table:table-cell><table:table-cell table:style-name="Таблица2.B1" office:value-type="string"><text:p text:style-name="P8"/></table:table-cell><table:table-cell table:style-name="Таблица2.F1" table:number-rows-spanned="4" office:value-type="string"><text:p text:style-name="P13"/></table:table-cell><table:table-cell table:style-name="Таблица2.G1" table:number-rows-spanned="2" office:value-type="string"><text:p text:style-name="P9">Лист</text:p></table:table-cell></table:table-row><table:table-row table:style-name="Таблица2.2"><table:table-cell table:style-name="Таблица2.A2" table:number-rows-spanned="2" office:value-type="string"><text:p text:style-name="P8"/></table:table-cell><table:table-cell table:style-name="Таблица2.G1" table:number-rows-spanned="2" office:value-type="string"><text:p text:style-name="P8"/></table:table-cell><table:table-cell table:style-name="Таблица2.G1" table:number-rows-spanned="2" office:value-type="string"><text:p text:style-name="P8"/></table:table-cell><table:table-cell table:style-name="Таблица2.G1" table:number-rows-spanned="2" office:value-type="string"><text:p text:style-name="P8"/></table:table-cell><table:table-cell table:style-name="Таблица2.G1" table:number-rows-spanned="2" office:value-type="string"><text:p text:style-name="P8"/></table:table-cell><table:covered-table-cell/><table:covered-table-cell/></table:table-row><table:table-row table:style-name="Таблица2.3"><table:covered-table-cell/><table:covered-table-cell/><table:covered-table-cell/><table:covered-table-cell/><table:covered-table-cell/><table:covered-table-cell/><table:table-cell table:style-name="Таблица2.F1" table:number-rows-spanned="2" office:value-type="string"><text:p text:style-name="P10"/></table:table-cell></table:table-row><table:table-row table:style-name="Таблица2.1"><table:table-cell table:style-name="Таблица2.A4" office:value-type="string"><text:p text:style-name="P14">Изм.</text:p></table:table-cell><table:table-cell table:style-name="Таблица2.F1" office:value-type="string"><text:p text:style-name="P14">Лист</text:p></table:table-cell><table:table-cell table:style-name="Таблица2.F1" office:value-type="string"><text:p text:style-name="P15">№ докум.</text:p></table:table-cell><table:table-cell table:style-name="Таблица2.F1" office:value-type="string"><text:p text:style-name="P14">Подп.</text:p></table:table-cell><table:table-cell table:style-name="Таблица2.F1" office:value-type="string"><text:p text:style-name="P14">Дата</text:p></table:table-cell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9T12:31:52</dc:date>
    <dc:creator>Константин </dc:creator>
    <meta:editing-duration>PT5H34M40S</meta:editing-duration>
    <meta:editing-cycles>20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3" meta:image-count="0" meta:object-count="0" meta:page-count="1" meta:paragraph-count="18" meta:word-count="30" meta:character-count="148" meta:non-whitespace-character-count="136"/>
  </office:meta>
</office:document-meta>
</file>